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938f7"/>
    </style:style>
    <style:style style:name="P2" style:family="paragraph" style:parent-style-name="Standard">
      <style:text-properties officeooo:paragraph-rsid="002ad9f6"/>
    </style:style>
    <style:style style:name="P3" style:family="paragraph" style:parent-style-name="Standard">
      <style:text-properties fo:font-weight="bold" officeooo:paragraph-rsid="00468009" style:font-weight-asian="bold" style:font-weight-complex="bold"/>
    </style:style>
    <style:style style:name="P4" style:family="paragraph" style:parent-style-name="Standard">
      <style:text-properties fo:font-weight="bold" officeooo:paragraph-rsid="00491803" style:font-weight-asian="bold" style:font-weight-complex="bold"/>
    </style:style>
    <style:style style:name="P5" style:family="paragraph" style:parent-style-name="Standard">
      <style:text-properties officeooo:paragraph-rsid="00309752"/>
    </style:style>
    <style:style style:name="P6" style:family="paragraph" style:parent-style-name="Standard">
      <style:text-properties officeooo:paragraph-rsid="00346b7e"/>
    </style:style>
    <style:style style:name="P7" style:family="paragraph" style:parent-style-name="Standard">
      <style:text-properties officeooo:paragraph-rsid="0038ec39"/>
    </style:style>
    <style:style style:name="P8" style:family="paragraph" style:parent-style-name="Standard">
      <style:text-properties fo:font-weight="bold" officeooo:rsid="001f3a34" officeooo:paragraph-rsid="001f3a34" style:font-weight-asian="bold" style:font-weight-complex="bold"/>
    </style:style>
    <style:style style:name="P9" style:family="paragraph" style:parent-style-name="Standard">
      <style:text-properties fo:font-weight="bold" officeooo:rsid="00214e60" officeooo:paragraph-rsid="00214e60" style:font-weight-asian="bold" style:font-weight-complex="bold"/>
    </style:style>
    <style:style style:name="P10" style:family="paragraph" style:parent-style-name="Standard">
      <style:text-properties fo:font-weight="bold" officeooo:rsid="002d42dd" officeooo:paragraph-rsid="002d42dd" style:font-weight-asian="bold" style:font-weight-complex="bold"/>
    </style:style>
    <style:style style:name="P11" style:family="paragraph" style:parent-style-name="Standard">
      <style:text-properties fo:font-weight="bold" officeooo:rsid="002938f7" officeooo:paragraph-rsid="002938f7" style:font-weight-asian="bold" style:font-weight-complex="bold"/>
    </style:style>
    <style:style style:name="P12" style:family="paragraph" style:parent-style-name="Standard">
      <style:text-properties fo:font-weight="bold" officeooo:rsid="004446e5" officeooo:paragraph-rsid="004446e5" style:font-weight-asian="bold" style:font-weight-complex="bold"/>
    </style:style>
    <style:style style:name="P13" style:family="paragraph" style:parent-style-name="Standard">
      <style:text-properties fo:font-weight="bold" officeooo:rsid="004446e5" officeooo:paragraph-rsid="0051f95a" style:font-weight-asian="bold" style:font-weight-complex="bold"/>
    </style:style>
    <style:style style:name="P14" style:family="paragraph" style:parent-style-name="Standard">
      <style:text-properties fo:font-weight="bold" officeooo:rsid="0045dace" officeooo:paragraph-rsid="0045dace" style:font-weight-asian="bold" style:font-weight-complex="bold"/>
    </style:style>
    <style:style style:name="P15" style:family="paragraph" style:parent-style-name="Standard">
      <style:text-properties fo:font-weight="bold" officeooo:rsid="004a91b1" officeooo:paragraph-rsid="004a91b1" style:font-weight-asian="bold" style:font-weight-complex="bold"/>
    </style:style>
    <style:style style:name="P16" style:family="paragraph" style:parent-style-name="Standard">
      <style:text-properties fo:font-weight="bold" officeooo:rsid="004a91b1" officeooo:paragraph-rsid="0051f95a" style:font-weight-asian="bold" style:font-weight-complex="bold"/>
    </style:style>
    <style:style style:name="P17" style:family="paragraph" style:parent-style-name="Standard">
      <style:text-properties fo:font-weight="bold" officeooo:paragraph-rsid="004a91b1" style:font-weight-asian="bold" style:font-weight-complex="bold"/>
    </style:style>
    <style:style style:name="P18" style:family="paragraph" style:parent-style-name="Standard">
      <style:text-properties fo:font-weight="bold" officeooo:paragraph-rsid="00501300" style:font-weight-asian="bold" style:font-weight-complex="bold"/>
    </style:style>
    <style:style style:name="P19" style:family="paragraph" style:parent-style-name="Standard">
      <style:text-properties officeooo:rsid="00346b7e" officeooo:paragraph-rsid="00346b7e"/>
    </style:style>
    <style:style style:name="P20" style:family="paragraph" style:parent-style-name="Standard">
      <style:text-properties officeooo:rsid="0038ec39" officeooo:paragraph-rsid="00346b7e"/>
    </style:style>
    <style:style style:name="P21" style:family="paragraph" style:parent-style-name="Standard">
      <style:text-properties officeooo:rsid="0038ec39" officeooo:paragraph-rsid="0038ec39"/>
    </style:style>
    <style:style style:name="P22" style:family="paragraph" style:parent-style-name="Standard">
      <style:text-properties officeooo:rsid="001f3a34" officeooo:paragraph-rsid="00346b7e"/>
    </style:style>
    <style:style style:name="P23" style:family="paragraph" style:parent-style-name="Standard">
      <style:text-properties officeooo:rsid="001f3a34" officeooo:paragraph-rsid="001f3a34"/>
    </style:style>
    <style:style style:name="P24" style:family="paragraph" style:parent-style-name="Standard">
      <style:text-properties fo:font-weight="normal" officeooo:rsid="00214e60" officeooo:paragraph-rsid="00214e60" style:font-weight-asian="normal" style:font-weight-complex="normal"/>
    </style:style>
    <style:style style:name="P25" style:family="paragraph" style:parent-style-name="Standard">
      <style:text-properties fo:font-weight="normal" officeooo:rsid="003dbdca" officeooo:paragraph-rsid="00214e60" style:font-weight-asian="normal" style:font-weight-complex="normal"/>
    </style:style>
    <style:style style:name="P26" style:family="paragraph" style:parent-style-name="Standard">
      <style:text-properties fo:font-weight="normal" officeooo:rsid="003e5d6f" officeooo:paragraph-rsid="003e5d6f" style:font-weight-asian="normal" style:font-weight-complex="normal"/>
    </style:style>
    <style:style style:name="P27" style:family="paragraph" style:parent-style-name="Standard">
      <style:text-properties fo:font-weight="normal" officeooo:rsid="004446e5" officeooo:paragraph-rsid="004446e5" style:font-weight-asian="normal" style:font-weight-complex="normal"/>
    </style:style>
    <style:style style:name="P28" style:family="paragraph" style:parent-style-name="Standard">
      <style:text-properties fo:font-weight="normal" officeooo:rsid="004446e5" officeooo:paragraph-rsid="00468009" style:font-weight-asian="normal" style:font-weight-complex="normal"/>
    </style:style>
    <style:style style:name="P29" style:family="paragraph" style:parent-style-name="Standard">
      <style:text-properties fo:font-weight="normal" officeooo:rsid="004446e5" officeooo:paragraph-rsid="0054304f" style:font-weight-asian="normal" style:font-weight-complex="normal"/>
    </style:style>
    <style:style style:name="P30" style:family="paragraph" style:parent-style-name="Standard">
      <style:text-properties fo:font-weight="normal" officeooo:rsid="00468009" officeooo:paragraph-rsid="00468009" style:font-weight-asian="normal" style:font-weight-complex="normal"/>
    </style:style>
    <style:style style:name="P31" style:family="paragraph" style:parent-style-name="Standard">
      <style:text-properties fo:font-weight="normal" officeooo:rsid="00468009" officeooo:paragraph-rsid="004877f1" style:font-weight-asian="normal" style:font-weight-complex="normal"/>
    </style:style>
    <style:style style:name="P32" style:family="paragraph" style:parent-style-name="Standard">
      <style:text-properties fo:font-weight="normal" officeooo:rsid="004877f1" officeooo:paragraph-rsid="004877f1" style:font-weight-asian="normal" style:font-weight-complex="normal"/>
    </style:style>
    <style:style style:name="P33" style:family="paragraph" style:parent-style-name="Standard">
      <style:text-properties fo:font-weight="normal" officeooo:rsid="004a91b1" officeooo:paragraph-rsid="004df817" style:font-weight-asian="normal" style:font-weight-complex="normal"/>
    </style:style>
    <style:style style:name="P34" style:family="paragraph" style:parent-style-name="Standard">
      <style:text-properties fo:font-weight="normal" officeooo:rsid="004a91b1" officeooo:paragraph-rsid="004a91b1" style:font-weight-asian="normal" style:font-weight-complex="normal"/>
    </style:style>
    <style:style style:name="P35" style:family="paragraph" style:parent-style-name="Standard">
      <style:text-properties fo:font-weight="normal" officeooo:rsid="004c1d54" officeooo:paragraph-rsid="004a91b1" style:font-weight-asian="normal" style:font-weight-complex="normal"/>
    </style:style>
    <style:style style:name="P36" style:family="paragraph" style:parent-style-name="Standard" style:list-style-name="L1">
      <style:text-properties officeooo:rsid="00214e60" officeooo:paragraph-rsid="00214e60"/>
    </style:style>
    <style:style style:name="P37" style:family="paragraph" style:parent-style-name="Standard" style:list-style-name="L1">
      <style:text-properties officeooo:rsid="00227329" officeooo:paragraph-rsid="00227329"/>
    </style:style>
    <style:style style:name="P38" style:family="paragraph" style:parent-style-name="Standard">
      <style:text-properties officeooo:rsid="00227329" officeooo:paragraph-rsid="00227329"/>
    </style:style>
    <style:style style:name="P39" style:family="paragraph" style:parent-style-name="Standard">
      <style:text-properties officeooo:rsid="0024dbdc" officeooo:paragraph-rsid="00309752"/>
    </style:style>
    <style:style style:name="P40" style:family="paragraph" style:parent-style-name="Standard">
      <style:text-properties officeooo:rsid="00260b35" officeooo:paragraph-rsid="002423b4"/>
    </style:style>
    <style:style style:name="P41" style:family="paragraph" style:parent-style-name="Standard">
      <style:text-properties officeooo:rsid="00339478" officeooo:paragraph-rsid="002938f7"/>
    </style:style>
    <style:style style:name="P42" style:family="paragraph" style:parent-style-name="Standard">
      <style:text-properties officeooo:rsid="00296834" officeooo:paragraph-rsid="004432b4"/>
    </style:style>
    <style:style style:name="P43" style:family="paragraph" style:parent-style-name="Standard">
      <style:text-properties officeooo:rsid="002ad9f6" officeooo:paragraph-rsid="004432b4"/>
    </style:style>
    <style:style style:name="P44" style:family="paragraph" style:parent-style-name="Standard">
      <style:text-properties officeooo:rsid="002ad9f6" officeooo:paragraph-rsid="002ad9f6"/>
    </style:style>
    <style:style style:name="P45" style:family="paragraph" style:parent-style-name="Standard">
      <style:text-properties officeooo:paragraph-rsid="0051f95a"/>
    </style:style>
    <style:style style:name="T1" style:family="text">
      <style:text-properties officeooo:rsid="00260b35"/>
    </style:style>
    <style:style style:name="T2" style:family="text">
      <style:text-properties officeooo:rsid="002938f7"/>
    </style:style>
    <style:style style:name="T3" style:family="text">
      <style:text-properties officeooo:rsid="00296834"/>
    </style:style>
    <style:style style:name="T4" style:family="text">
      <style:text-properties officeooo:rsid="002b1015"/>
    </style:style>
    <style:style style:name="T5" style:family="text">
      <style:text-properties fo:font-weight="normal" officeooo:rsid="004446e5" style:font-weight-asian="normal" style:font-weight-complex="normal"/>
    </style:style>
    <style:style style:name="T6" style:family="text">
      <style:text-properties fo:font-weight="normal" officeooo:rsid="00468009" style:font-weight-asian="normal" style:font-weight-complex="normal"/>
    </style:style>
    <style:style style:name="T7" style:family="text">
      <style:text-properties fo:font-weight="normal" officeooo:rsid="004877f1" style:font-weight-asian="normal" style:font-weight-complex="normal"/>
    </style:style>
    <style:style style:name="T8" style:family="text">
      <style:text-properties fo:font-weight="normal" officeooo:rsid="00491803" style:font-weight-asian="normal" style:font-weight-complex="normal"/>
    </style:style>
    <style:style style:name="T9" style:family="text">
      <style:text-properties fo:font-weight="normal" officeooo:rsid="004a91b1" style:font-weight-asian="normal" style:font-weight-complex="normal"/>
    </style:style>
    <style:style style:name="T10" style:family="text">
      <style:text-properties fo:font-weight="normal" officeooo:rsid="004c1d54" style:font-weight-asian="normal" style:font-weight-complex="normal"/>
    </style:style>
    <style:style style:name="T11" style:family="text">
      <style:text-properties fo:font-weight="normal" officeooo:rsid="004edd61" style:font-weight-asian="normal" style:font-weight-complex="normal"/>
    </style:style>
    <style:style style:name="T12" style:family="text">
      <style:text-properties fo:font-weight="normal" officeooo:rsid="0051f95a" style:font-weight-asian="normal" style:font-weight-complex="normal"/>
    </style:style>
    <style:style style:name="T13" style:family="text">
      <style:text-properties officeooo:rsid="00309752"/>
    </style:style>
    <style:style style:name="T14" style:family="text">
      <style:text-properties officeooo:rsid="00339478"/>
    </style:style>
    <style:style style:name="T15" style:family="text">
      <style:text-properties officeooo:rsid="00346b7e"/>
    </style:style>
    <style:style style:name="T16" style:family="text">
      <style:text-properties officeooo:rsid="003530f7"/>
    </style:style>
    <style:style style:name="T17" style:family="text">
      <style:text-properties officeooo:rsid="0036d76b"/>
    </style:style>
    <style:style style:name="T18" style:family="text">
      <style:text-properties officeooo:rsid="0038ec39"/>
    </style:style>
    <style:style style:name="T19" style:family="text">
      <style:text-properties officeooo:rsid="003989f3"/>
    </style:style>
    <style:style style:name="T20" style:family="text">
      <style:text-properties officeooo:rsid="003afeb0"/>
    </style:style>
    <style:style style:name="T21" style:family="text">
      <style:text-properties officeooo:rsid="003ea37c"/>
    </style:style>
    <style:style style:name="T22" style:family="text">
      <style:text-properties officeooo:rsid="004000bb"/>
    </style:style>
    <style:style style:name="T23" style:family="text">
      <style:text-properties officeooo:rsid="004015f2"/>
    </style:style>
    <style:style style:name="T24" style:family="text">
      <style:text-properties style:text-underline-style="none" fo:font-weight="normal" officeooo:rsid="00491803" style:font-weight-asian="normal" style:font-weight-complex="normal"/>
    </style:style>
    <style:style style:name="T25" style:family="text">
      <style:text-properties officeooo:rsid="004edd61"/>
    </style:style>
    <style:style style:name="T26" style:family="text">
      <style:text-properties officeooo:rsid="0051f95a"/>
    </style:style>
    <style:style style:name="T27" style:family="text">
      <style:text-properties officeooo:rsid="005261ae"/>
    </style:style>
    <style:style style:name="T28" style:family="text">
      <style:text-properties officeooo:rsid="0054304f"/>
    </style:style>
    <style:style style:name="T29" style:family="text">
      <style:text-properties officeooo:rsid="00574c28"/>
    </style:style>
    <style:style style:name="T30" style:family="text">
      <style:text-properties officeooo:rsid="005849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ange the color of the first background and the text color</text:p>
      <text:p text:style-name="P19"/>
      <text:p text:style-name="P19">If you look at the program you will eventually see something like: some_value: “#FFCC33”</text:p>
      <text:p text:style-name="P6"><text:span text:style-name="T15">where what is inside of the quotations are what define the color. <text:s/>There are many ways to define the color and this one is defining a color by it's HEX code. <text:s/>HEX code is a base 16 numbering system where 0 is the lowest number and F is the highest. <text:s/>When you convert these numbers to base 10, 0 is still 0, but F is equal to 16 – hence, why </text:span><text:span text:style-name="T16">HEX </text:span><text:span text:style-name="T15">is base 16. <text:s/></text:span><text:span text:style-name="T17">Each group of two in the hex number defines how much red, green, and blue go into the color. <text:s text:c="2"/>For instance, if you wanted to make the deepest red you could, you would have the number #FF0000, the deepest blue, #0000FF, and so on. </text:span><text:span text:style-name="T18"><text:s text:c="2"/>To make your life easy, there are sites where the HEX codes for colors are easily selectable: </text:span><text:a xlink:type="simple" xlink:href="http://www.colorpicker.com/"><text:span text:style-name="T18">http://www.colorpicker.com/</text:span></text:a><text:span text:style-name="T18"> .</text:span></text:p>
      <text:p text:style-name="P20"/>
      <text:p text:style-name="P7"><text:span text:style-name="T18">Find two colors you like – one for the initial background's color and one for the font color on the initial screen. <text:s/>Once you have found them, you will change the </text:span><text:span text:style-name="T20">color</text:span><text:span text:style-name="T18"> values in the initial container object</text:span></text:p>
      <text:p text:style-name="P21"><text:tab/>var initial_container = {</text:p>
      <text:p text:style-name="P21"><text:tab/><text:tab/>…</text:p>
      <text:p text:style-name="P21"><text:tab/><text:tab/>…</text:p>
      <text:p text:style-name="P21"><text:tab/><text:tab/>draw:function(){</text:p>
      <text:p text:style-name="P21"><text:tab/><text:tab/><text:tab/>…</text:p>
      <text:p text:style-name="P21"><text:tab/><text:tab/>}</text:p>
      <text:p text:style-name="P7"><text:span text:style-name="T18"><text:tab/></text:span><text:span text:style-name="T19">}</text:span></text:p>
      <text:p text:style-name="P22"/>
      <text:p text:style-name="P23"/>
      <text:p text:style-name="P9">Change the hamster picture to mario</text:p>
      <text:p text:style-name="P24"/>
      <text:p text:style-name="P25">I have created an object that loads images for you. <text:s/>Your job is to get the current hamster image changed to mario.</text:p>
      <text:p text:style-name="P25"/>
      <text:p text:style-name="P26">Here are the steps</text:p>
      <text:list xml:id="list8884414358526892098" text:style-name="L1">
        <text:list-item>
          <text:p text:style-name="P36">Go to the image_loader and add “mario” to the images to load</text:p>
        </text:list-item>
        <text:list-item>
          <text:p text:style-name="P37">Find the line image_loader.get_image("hamtaro") and change it so that it gets the mario image instead of the hamster</text:p>
        </text:list-item>
      </text:list>
      <text:p text:style-name="P38"/>
      <text:p text:style-name="P10">Make the landing targets larger</text:p>
      <text:p text:style-name="P39"/>
      <text:p text:style-name="P5"><text:span text:style-name="T1">These can be found </text:span><text:span text:style-name="T13">and modified </text:span><text:span text:style-name="T1">in the landing_target object </text:span><text:span text:style-name="T13">under: closest_radius, middle_radius, and furthest_radius</text:span></text:p>
      <text:p text:style-name="P40"/>
      <text:p text:style-name="P11">Change the keypresses to add the left and right keys to move the hamster</text:p>
      <text:p text:style-name="P41"/>
      <text:p text:style-name="P1"><text:span text:style-name="T14">Changes need to happen in the</text:span><text:span text:style-name="T2"> window.onkeyup and window.onkeydown </text:span><text:span text:style-name="T3">functions </text:span><text:span text:style-name="T23">that allow the left arrow key and right arrow key to move what is being fired out of the cannon</text:span><text:span text:style-name="T3">. <text:s/></text:span><text:span text:style-name="T15">To do this, you will need to add OR statements </text:span></text:p>
      <text:p text:style-name="P42"><text:tab/></text:p>
      <text:p text:style-name="P43">For instance, adding the left button will change a line of code into</text:p>
      <text:p text:style-name="P44"><text:tab/><text:tab/>// left<text:line-break/><text:tab/><text:tab/>if(e.keyCode === 65 || e.keyCode === 37){</text:p>
      <text:p text:style-name="P44"/>
      <text:p text:style-name="P2"><text:span text:style-name="T22">e is an event where you can access what key code was pressed. <text:s/>Here 65 is the code for the letter a and </text:span><text:soft-page-break/><text:span text:style-name="T22">37 is the key code for the left arrow key. <text:s/>The double bars || means OR in code land, which means the above code is checking if the a key OR the left arrow key was pressed</text:span></text:p>
      <text:p text:style-name="P44"/>
      <text:p text:style-name="P2"><text:span text:style-name="T4">To find the key code for the right </text:span><text:span text:style-name="T21">arrow</text:span><text:span text:style-name="T4"> key you can find it here: </text:span><text:a xlink:type="simple" xlink:href="http://www.cambiaresearch.com/articles/15/javascript-char-codes-key-codes"><text:span text:style-name="T4">http://www.cambiaresearch.com/articles/15/javascript-char-codes-key-codes</text:span></text:a><text:span text:style-name="T4"> </text:span></text:p>
      <text:p text:style-name="P23"/>
      <text:p text:style-name="P23"/>
      <text:p text:style-name="P23"/>
      <text:p text:style-name="P12">Change when the parachute is deployed</text:p>
      <text:p text:style-name="P27"><text:tab/>You will need to find when the parachute is deployed and change it to another value. <text:span text:style-name="T30">Hint – it happens in the game object (var = game)</text:span></text:p>
      <text:p text:style-name="P27"/>
      <text:p text:style-name="P14">Add a click at the end of the game that will make the game restart</text:p>
      <text:p text:style-name="P28"/>
      <text:p text:style-name="P30">In the game object, there is a function that detects if the canvas has been clicked. <text:s/>You will need to add some code. <text:s/>Below is the code you need to find:</text:p>
      <text:p text:style-name="P3"><text:span text:style-name="T5"><text:tab/></text:span><text:span text:style-name="T6">this.canvas.onclick = function(e){<text:line-break/><text:tab/><text:tab/>if(game.state == "game"){</text:span></text:p>
      <text:p text:style-name="P3"><text:span text:style-name="T6"><text:tab/><text:tab/><text:tab/></text:span><text:span text:style-name="T7">CODE TO CHANGE</text:span></text:p>
      <text:p text:style-name="P30"><text:tab/><text:tab/>}</text:p>
      <text:p text:style-name="P30"><text:tab/>}</text:p>
      <text:p text:style-name="P30"/>
      <text:p text:style-name="P30">Below is the code that you need to add an if else to look something like this:</text:p>
      <text:p text:style-name="P31"><text:tab/>this.canvas.onclick = function(e){<text:line-break/><text:tab/><text:tab/>if(game.state == "game"){</text:p>
      <text:p text:style-name="P30"><text:tab/><text:tab/><text:tab/>if(hamster.has_landed()){<text:line-break/><text:tab/><text:tab/><text:tab/><text:tab/>window.location.reload()<text:line-break/><text:tab/><text:tab/><text:tab/>}<text:line-break/><text:tab/><text:tab/><text:tab/>else{</text:p>
      <text:p text:style-name="P30"><text:tab/><text:tab/><text:tab/><text:tab/>Put the code that already exists into here</text:p>
      <text:p text:style-name="P30"><text:tab/><text:tab/><text:tab/>}</text:p>
      <text:p text:style-name="P32"><text:tab/><text:tab/>}</text:p>
      <text:p text:style-name="P32"><text:tab/><text:tab/>else{</text:p>
      <text:p text:style-name="P32"><text:tab/><text:tab/><text:tab/>...</text:p>
      <text:p text:style-name="P32"><text:tab/><text:tab/>}</text:p>
      <text:p text:style-name="P32"><text:tab/>}</text:p>
      <text:p text:style-name="P30"/>
      <text:p text:style-name="P4"><text:span text:style-name="T8">Add this code to the _</text:span><text:span text:style-name="T24">draw_hamster_height function</text:span></text:p>
      <text:p text:style-name="P4"><text:span text:style-name="T6"><text:tab/></text:span><text:span text:style-name="T8">this.ctx.fillText("Click the screen to restart the game", 150, 350)</text:span></text:p>
      <text:p text:style-name="P30"/>
      <text:p text:style-name="P27"/>
      <text:p text:style-name="P16">Change the rotation angle for the hamster when you press the key left and right</text:p>
      <text:p text:style-name="P45"><text:span text:style-name="T5"><text:tab/></text:span><text:span text:style-name="T12">In the _draw_hamster function you can find where the hamster is rotated. <text:s/>Change the rotation amount to something else. <text:s/>If you only familiar with degrees for rotations, check here: </text:span><text:a xlink:type="simple" xlink:href="http://www.mathsisfun.com/geometry/radians.html"><text:span text:style-name="T26">http://www.mathsisfun.com/geometry/radians.html</text:span></text:a><text:span text:style-name="T26"> <text:s/></text:span><text:span text:style-name="T12">to see how rotations are done in a unit called radians.</text:span></text:p>
      <text:p text:style-name="P27"/>
      <text:p text:style-name="P13"><text:span text:style-name="T25">Change the background of the initial screen to an image</text:span></text:p>
      <text:p text:style-name="P27"><text:span text:style-name="T27"/></text:p>
      <text:p text:style-name="P27"><text:soft-page-break/><text:span text:style-name="T27">Find an image you like and change the background image to that. <text:s/>You can do that adding a line in the draw function of the initial_container object.</text:span></text:p>
      <text:p text:style-name="P27"><text:span text:style-name="T27"/></text:p>
      <text:p text:style-name="P29"><text:span text:style-name="T28">The code that you will want to add will be something like: </text:span></text:p>
      <text:p text:style-name="P29"><text:span text:style-name="T28"><text:tab/>game.ctx.drawImage(“imagename”, x-coordinate, y-coordinate)</text:span></text:p>
      <text:p text:style-name="P29"><text:span text:style-name="T28"/></text:p>
      <text:p text:style-name="P29"><text:span text:style-name="T28">Remember, you first will need to load the image via the image loader</text:span></text:p>
      <text:p text:style-name="P27"/>
      <text:p text:style-name="P15">Other things you can do</text:p>
      <text:p text:style-name="P33"><text:tab/></text:p>
      <text:p text:style-name="P17"><text:span text:style-name="T9"><text:tab/></text:span><text:span text:style-name="T10">Change the number of seconds it takes before the cannon fires</text:span></text:p>
      <text:p text:style-name="P18"><text:span text:style-name="T10"><text:tab/></text:span><text:span text:style-name="T11">Change the background mountain image to something else</text:span></text:p>
      <text:p text:style-name="P35"><text:tab/>When you click the pump button make the background color change</text:p>
      <text:p text:style-name="P34"><text:tab/><text:span text:style-name="T29">Instead of showing the score on the game screen, create a new screen that shows the finals sc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8T17:15:05.60</meta:creation-date>
    <meta:generator>LibreOffice/4.0.3.3$Windows_x86 LibreOffice_project/0eaa50a932c8f2199a615e1eb30f7ac74279539</meta:generator>
    <dc:date>2013-07-28T21:24:08</dc:date>
    <meta:editing-duration>PT4H6M2S</meta:editing-duration>
    <meta:editing-cycles>58</meta:editing-cycles>
    <meta:document-statistic meta:table-count="0" meta:image-count="0" meta:object-count="0" meta:page-count="3" meta:paragraph-count="58" meta:word-count="765" meta:character-count="4391" meta:non-whitespace-character-count="3590"/>
  </office:meta>
</office:document-meta>
</file>